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8.2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3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eitbedarf</text:p>
          </table:table-cell>
          <table:table-cell table:formula="of:=SUM([.B3:.B119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Verschiedene Ansätze: Einmal komplettes System mit nginx + PHP, einmal verteilt auf verschiedene, spezialisierte Docker Container, die unabhängig voneie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7">
          <table:table-cell table:style-name="ce4" office:value-type="string" calcext:value-type="string">
            <text:p>REPOSITORY                  TAG                 IMAGE ID            CREATED             SIZE</text:p>
            <text:p>mandel                      latest              15a400275bda        10 minutes ago      133MB</text:p>
            <text:p>phpfpm                      latest              24fadf118a7c        4 hours ago         293MB</text:p>
            <text:p>myhello                     latest              9a3317584eb6        5 hours ago         583kB</text:p>
            <text:p><text:span text:style-name="T2">arm32v6/alpine              latest              ed255f7d0c8e        8 days ago          3.62MB (nur busybox!!)</text:span></text:p>
            <text:p>mglaeske/raspi-nginx        latest              6b20a5ec8283        5 months ago        133MB</text:p>
            <text:p>mglaeske/raspi-php          latest              678d0a91f146        5 months ago        293MB</text:p>
            <text:p>hypriot/armhf-hello-world   latest              f897b028160c        20 months ago       972B</text:p>
            <text:p/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.00.0000</text:date>, <text:time style:data-style-name="N2" text:time-value="19:06:33.0731359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09T00:22:27.845463827</dc:date>
    <meta:editing-duration>PT6H2M6S</meta:editing-duration>
    <meta:editing-cycles>17</meta:editing-cycles>
    <meta:generator>LibreOffice/5.1.6.2$Linux_X86_64 LibreOffice_project/10m0$Build-2</meta:generator>
    <meta:document-statistic meta:table-count="1" meta:cell-count="75" meta:object-count="0"/>
  </office:meta>
</office:document-meta>
</file>